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Standard">
      <style:text-properties fo:font-size="18.25pt" officeooo:rsid="0010b21a" officeooo:paragraph-rsid="0010b21a" style:font-size-asian="16pt" style:language-asian="zh" style:country-asian="CN" style:font-size-complex="18.25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Text_20_body">
      <style:text-properties fo:font-size="16pt" fo:font-weight="bold" style:font-size-asian="16pt" style:font-size-complex="16pt"/>
    </style:style>
    <style:style style:name="P5" style:family="paragraph" style:parent-style-name="Text_20_body">
      <style:text-properties fo:font-size="16pt" style:font-size-asian="16pt" style:font-size-complex="16pt"/>
    </style:style>
    <style:style style:name="P6" style:family="paragraph" style:parent-style-name="Heading_20_2">
      <style:text-properties fo:font-size="16pt" style:font-size-asian="16pt" style:font-size-complex="16pt"/>
    </style:style>
    <style:style style:name="P7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8" style:family="paragraph" style:parent-style-name="Table_20_Contents">
      <style:text-properties fo:font-size="18.25pt" officeooo:rsid="000e1fe5" officeooo:paragraph-rsid="000e1fe5" style:font-size-asian="16pt" style:font-size-complex="18.25pt"/>
    </style:style>
    <style:style style:name="P9" style:family="paragraph" style:parent-style-name="Table_20_Contents">
      <style:text-properties fo:font-size="18.25pt" officeooo:rsid="000e42c3" officeooo:paragraph-rsid="000e42c3" style:font-size-asian="16pt" style:font-size-complex="18.25pt"/>
    </style:style>
    <style:style style:name="P10" style:family="paragraph" style:parent-style-name="Table_20_Contents">
      <style:text-properties fo:font-size="18.25pt" officeooo:rsid="000f9008" officeooo:paragraph-rsid="000f9008" style:font-size-asian="16pt" style:font-size-complex="18.25pt"/>
    </style:style>
    <style:style style:name="P11" style:family="paragraph" style:parent-style-name="Table_20_Contents">
      <style:text-properties fo:color="#3f8000" fo:font-size="18.25pt" officeooo:rsid="000d79b3" officeooo:paragraph-rsid="000d79b3" style:font-size-asian="16pt" style:font-size-complex="18.25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style:font-name="Cambria" fo:font-weight="bold"/>
    </style:style>
    <style:style style:name="T4" style:family="text">
      <style:text-properties fo:font-weight="bold"/>
    </style:style>
    <style:style style:name="T5" style:family="text">
      <style:text-properties style:font-name="Calibri"/>
    </style:style>
    <style:style style:name="T6" style:family="text">
      <style:text-properties officeooo:rsid="00117099" style:language-asian="zh" style:country-asian="C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span text:style-name="T4">3</text:span><text:span text:style-name="T2">　</text:span><text:span text:style-name="T3">useBean</text:span><text:span text:style-name="T2">、</text:span><text:span text:style-name="T4">setProperty</text:span><text:span text:style-name="T2">、</text:span><text:span text:style-name="T4">getProperty</text:span><text:span text:style-name="T2">动态标签</text:span></text:h>
      <text:p text:style-name="P4">useBean<text:span text:style-name="T6">(包含使用一个java实体类)</text:span></text:p>
      <text:p text:style-name="P5"><text:span text:style-name="T1">先说一下与</text:span>JavaBean<text:span text:style-name="T1">相关的动态标签在</text:span><text:span text:style-name="T5">JSP Model2</text:span><text:span text:style-name="T1">中已经很少使用了。在</text:span><text:span text:style-name="T5">JSP Model1</text:span><text:span text:style-name="T1">中，</text:span><text:span text:style-name="T5">JSP</text:span><text:span text:style-name="T1">页面直接使用</text:span><text:span text:style-name="T5">JavaBean</text:span><text:span text:style-name="T1">，那里使用这些标签是很有用的！但是，这里还是要介绍一下。</text:span>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0">&lt;jsp:useBean id="p" class="com.mj.medel.Person"&gt;&lt;/jsp:useBean&gt;</text:p>
            <text:p text:style-name="P10">&lt;jsp:setProperty property="name" name="p" value="何"/&gt;</text:p>
            <text:p text:style-name="P10">&lt;%-- &lt;jsp:useBean id="p" class="com.mj.medel.Person" scope="request"&gt;&lt;/jsp:useBean&gt; --%&gt;</text:p>
            <text:p text:style-name="P10">&lt;%-- &lt;jsp:useBean id="p" class="com.mj.medel.Person" scope="session"&gt;&lt;/jsp:useBean&gt; --%&gt;</text:p>
          </table:table-cell>
        </table:table-row>
      </table:table>
      <text:p text:style-name="P1"/>
      <text:p text:style-name="P2">给类赋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4">setProperty</text:p>
      <text:p text:style-name="P7">setProperty<text:span text:style-name="T1">标签的作用是给</text:span><text:span text:style-name="T5">Bean</text:span><text:span text:style-name="T1">设置属性值。当然，你必须保证</text:span><text:span text:style-name="T5">Bean</text:span><text:span text:style-name="T1">已经存在的前提下才能设置属性值。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1">&lt;jsp:useBean id="p" <text:soft-page-break/>class="com.mj.medel.Person"&gt;&lt;/jsp:useBean&gt;</text:p>
            <text:p text:style-name="P11">&lt;jsp:setProperty property="name" name="p" value="何"/&gt;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5"><text:span text:style-name="T4">getProperty</text:span><text:span text:style-name="T2">：</text:span></text:p>
      <text:p text:style-name="P5">getProperty<text:span text:style-name="T1">标签的作用是获取</text:span><text:span text:style-name="T5">Bean</text:span><text:span text:style-name="T1">的属性值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8">&lt;h1&gt;&lt;jsp:getProperty property="name" name="p"/&gt;&lt;/h1&gt;</text:p>
            <text:p text:style-name="P8"/>
            <text:p text:style-name="P8">&lt;h1&gt;&lt;jsp:getProperty property="age" name="p"/&gt;&lt;/h1&gt;</text:p>
          </table:table-cell>
        </table:table-row>
      </table:table>
      <text:p text:style-name="P1"/>
      <text:p text:style-name="P1"/>
      <text:p text:style-name="P5"><text:span text:style-name="T4">setProperty</text:span><text:span text:style-name="T2">的自省机制：</text:span>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9"/>
            <text:p text:style-name="P9">&lt;jsp:setProperty property="*" name="p"/&gt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0M17S</meta:editing-duration>
    <meta:editing-cycles>9</meta:editing-cycles>
    <meta:generator>LibreOffice/5.3.0.3$Windows_X86_64 LibreOffice_project/7074905676c47b82bbcfbea1aeefc84afe1c50e1</meta:generator>
    <dc:date>2018-03-26T08:14:05.864000000</dc:date>
    <meta:document-statistic meta:table-count="4" meta:image-count="0" meta:object-count="0" meta:page-count="2" meta:paragraph-count="18" meta:word-count="197" meta:character-count="833" meta:non-whitespace-character-count="804"/>
    <meta:user-defined meta:name="Info 1"/>
    <meta:user-defined meta:name="Info 2"/>
    <meta:user-defined meta:name="Info 3"/>
    <meta:user-defined meta:name="Info 4"/>
  </office:meta>
</office:document-meta>
</file>